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2100000021562FB6B6CD56C69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modules.lancaster.ac.uk/pluginfile.php/178231/user/icon/essential/f2?rev=4513449" draw:style-name="gr1" draw:text-style-name="P1" svg:width="10.83mm" svg:height="10.83mm" svg:x="0mm" svg:y="4.51mm">
            <draw:image xlink:href="https://modules.lancaster.ac.uk/pluginfile.php/178231/user/icon/essential/f2?rev=4513449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1" draw:name="https://modules.lancaster.ac.uk/theme/image.php/essential/core/1456997237/u/f2" draw:style-name="gr1" draw:text-style-name="P1" svg:width="10.83mm" svg:height="10.83mm" svg:x="0mm" svg:y="9.03mm">
            <draw:image xlink:href="https://modules.lancaster.ac.uk/theme/image.php/essential/core/1456997237/u/f2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2" draw:name="https://modules.lancaster.ac.uk/theme/image.php/essential/core/1456997237/u/f2" draw:style-name="gr1" draw:text-style-name="P1" svg:width="10.83mm" svg:height="10.83mm" svg:x="0mm" svg:y="13.54mm">
            <draw:image xlink:href="https://modules.lancaster.ac.uk/theme/image.php/essential/core/1456997237/u/f2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3" draw:name="https://modules.lancaster.ac.uk/theme/image.php/essential/core/1456997237/u/f2" draw:style-name="gr1" draw:text-style-name="P1" svg:width="10.83mm" svg:height="10.83mm" svg:x="0mm" svg:y="18.06mm">
            <draw:image xlink:href="https://modules.lancaster.ac.uk/theme/image.php/essential/core/1456997237/u/f2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4" draw:name="https://modules.lancaster.ac.uk/theme/image.php/essential/core/1456997237/u/f2" draw:style-name="gr1" draw:text-style-name="P1" svg:width="10.83mm" svg:height="10.83mm" svg:x="0mm" svg:y="22.57mm">
            <draw:image xlink:href="https://modules.lancaster.ac.uk/theme/image.php/essential/core/1456997237/u/f2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5" draw:name="https://modules.lancaster.ac.uk/pluginfile.php/662709/user/icon/essential/f2?rev=4158747" draw:style-name="gr1" draw:text-style-name="P1" svg:width="10.83mm" svg:height="10.83mm" svg:x="0mm" svg:y="27.09mm">
            <draw:image xlink:href="https://modules.lancaster.ac.uk/pluginfile.php/662709/user/icon/essential/f2?rev=4158747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  <draw:frame draw:z-index="6" draw:name="https://modules.lancaster.ac.uk/theme/image.php/essential/core/1456997237/u/f2" draw:style-name="gr1" draw:text-style-name="P1" svg:width="10.83mm" svg:height="10.83mm" svg:x="0mm" svg:y="31.6mm">
            <draw:image xlink:href="https://modules.lancaster.ac.uk/theme/image.php/essential/core/1456997237/u/f2" xlink:type="simple" xlink:show="embed" xlink:actuate="onLoad">
              <text:p/>
            </draw:image>
            <draw:image xlink:href="Pictures/100002010000002100000021562FB6B6CD56C69D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obrinka Aleksieva aleksiev 31656499 d.aleksieva2@lancaster.ac.uk</text:p>
          </table:table-cell>
          <table:table-cell office:value-type="string" calcext:value-type="string">
            <text:p>nor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65596&amp;course=12189" xlink:type="simple"> </text:a> Stephen Graham grahams5 31521412 s.graham3@lancaster.ac.uk</text:p>
          </table:table-cell>
          <table:table-cell office:value-type="string" calcext:value-type="string">
            <text:p>sou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65732&amp;course=12189" xlink:type="simple"> </text:a> Shuyang Liu lius11 31607377 s.liu10@lancaster.ac.uk</text:p>
          </table:table-cell>
          <table:table-cell office:value-type="string" calcext:value-type="string">
            <text:p>sou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66886&amp;course=12189" xlink:type="simple"> </text:a> Mengqi Qian qianm2 31652365 m.qian2@lancaster.ac.uk</text:p>
          </table:table-cell>
          <table:table-cell office:value-type="string" calcext:value-type="string">
            <text:p>sou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65442&amp;course=12189" xlink:type="simple"> </text:a> Xiaoran Wang wangx33 31581499 x.wang28@lancaster.ac.uk</text:p>
          </table:table-cell>
          <table:table-cell office:value-type="string" calcext:value-type="string">
            <text:p>nor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83821&amp;course=12189" xlink:type="simple"> </text:a> Tommy Wang wangx35 31614340 x.wang36@lancaster.ac.uk</text:p>
          </table:table-cell>
          <table:table-cell office:value-type="string" calcext:value-type="string">
            <text:p>nort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modules.lancaster.ac.uk/user/view.php?id=64451&amp;course=12189" xlink:type="simple"> </text:a> Xinxin Wei weix3 31624919 x.wei@lancaster.ac.uk</text:p>
          </table:table-cell>
          <table:table-cell office:value-type="string" calcext:value-type="string">
            <text:p>north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2:49:19.907813834</meta:creation-date>
    <dc:date>2016-03-15T12:50:58.874104487</dc:date>
    <meta:editing-duration>PT1M39S</meta:editing-duration>
    <meta:editing-cycles>1</meta:editing-cycles>
    <meta:document-statistic meta:table-count="1" meta:cell-count="14" meta:object-count="7"/>
    <meta:generator>LibreOffice/5.0.5.2$Linux_X86_64 LibreOffice_project/00m0$Build-2</meta:generator>
  </office:meta>
</office:document-meta>
</file>